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4pt" fo:text-shadow="none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font-size="10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ffffff" style:font-name="Segoe UI" fo:font-size="24pt" fo:text-shadow="1pt 1pt" style:font-name-asian="Segoe UI2" style:font-size-asian="24pt" style:font-name-complex="Segoe UI2" style:font-size-complex="24pt"/>
    </style:style>
    <style:style style:name="T6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28cm">
          <draw:text-box>
            <text:p text:style-name="P1"><text:span text:style-name="T1">HYMN #568</text:span></text:p>
            <text:p text:style-name="P1"><text:span text:style-name="T2">“</text:span><text:span text:style-name="T2">If Your Beloved Son, O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855cm" svg:height="7.011cm" svg:x="2.01cm" svg:y="0.83cm">
          <draw:text-box>
            <text:p text:style-name="P4"><text:span text:style-name="T3">1. </text:span><text:span text:style-name="T4">If Your belovèd Son, O God,</text:span></text:p>
            <text:p text:style-name="P4"><text:span text:style-name="T4">Had not to earth descended</text:span></text:p>
            <text:p text:style-name="P4"><text:span text:style-name="T4">And in our mortal flesh and blood</text:span></text:p>
            <text:p text:style-name="P4"><text:span text:style-name="T4">Had not sin’s power end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3.876cm" svg:height="5.321cm" svg:x="2.032cm" svg:y="0.775cm">
          <draw:text-box>
            <text:p text:style-name="P4"><text:span text:style-name="T4">Then this poor, wretched soul of mine</text:span></text:p>
            <text:p text:style-name="P4"><text:span text:style-name="T4">In hell eternally would pine,</text:span></text:p>
            <text:p text:style-name="P4"><text:span text:style-name="T4">Because of my transgres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3.622cm" svg:height="7.011cm" svg:x="2.032cm" svg:y="0.863cm">
          <draw:text-box>
            <text:p text:style-name="P7"><text:span text:style-name="T3">2. </text:span><text:span text:style-name="T4">But now I find sweet peace and rest;</text:span><text:span text:style-name="T4"><text:line-break/></text:span><text:span text:style-name="T4">Despair no more reigns o’er me.</text:span><text:span text:style-name="T4"><text:line-break/></text:span><text:span text:style-name="T4">No more am I by sin oppressed,</text:span><text:span text:style-name="T4"><text:line-break/></text:span><text:span text:style-name="T4">For Christ has borne sin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8" draw:layer="layout" svg:width="23.876cm" svg:height="5.321cm" svg:x="2.032cm" svg:y="0.775cm">
          <draw:text-box>
            <text:p text:style-name="P7"><text:span text:style-name="T4">Upon the cross for me He died</text:span><text:span text:style-name="T4"><text:line-break/></text:span><text:span text:style-name="T4">That, reconciled, I might abide</text:span><text:span text:style-name="T4"><text:line-break/></text:span><text:span text:style-name="T4">With You, my God,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8" draw:layer="layout" svg:width="23.876cm" svg:height="7.011cm" svg:x="2.106cm" svg:y="1.063cm">
          <draw:text-box>
            <text:p text:style-name="P7"><text:span text:style-name="T3">3. </text:span><text:span text:style-name="T4">I trust in Him with all my heart;</text:span><text:span text:style-name="T4"><text:line-break/></text:span><text:span text:style-name="T4">Now all my sorrow ceases.</text:span><text:span text:style-name="T4"><text:line-break/></text:span><text:span text:style-name="T4">His words abiding peace impart;</text:span><text:span text:style-name="T4"><text:line-break/></text:span><text:span text:style-name="T4">His blood from guilt relea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0" draw:layer="layout" svg:width="24.13cm" svg:height="5.321cm" svg:x="2.013cm" svg:y="0.946cm">
          <draw:text-box>
            <text:p text:style-name="P9"><text:span text:style-name="T4">Free grace through Him I now obtain;</text:span><text:span text:style-name="T4"><text:line-break/></text:span><text:span text:style-name="T4">He washes me from ev’ry stain,</text:span><text:span text:style-name="T4"><text:line-break/></text:span><text:span text:style-name="T4">And pure I stand before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8" draw:layer="layout" svg:width="24.13cm" svg:height="7.011cm" svg:x="2.032cm" svg:y="0.863cm">
          <draw:text-box>
            <text:p text:style-name="P7"><text:span text:style-name="T3">4. </text:span><text:span text:style-name="T4">All righteousness by works is vain;</text:span><text:span text:style-name="T4"><text:line-break/></text:span><text:span text:style-name="T4">The Law brings condemnation.</text:span><text:span text:style-name="T4"><text:line-break/></text:span><text:span text:style-name="T4">True righteousness by faith I gain;</text:span><text:span text:style-name="T4"><text:line-break/></text:span><text:span text:style-name="T4">Christ’s work is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8" draw:layer="layout" svg:width="24.13cm" svg:height="5.321cm" svg:x="2.032cm" svg:y="0.775cm">
          <draw:text-box>
            <text:p text:style-name="P7"><text:span text:style-name="T4">His death, that perfect sacrifice,</text:span><text:span text:style-name="T4"><text:line-break/></text:span><text:span text:style-name="T4">Has paid the all-sufficient price;</text:span><text:span text:style-name="T4"><text:line-break/></text:span><text:span text:style-name="T4">In Him my hope is ancho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8" draw:layer="layout" svg:width="23.622cm" svg:height="7.011cm" svg:x="2.032cm" svg:y="0.992cm">
          <draw:text-box>
            <text:p text:style-name="P7"><text:span text:style-name="T3">5. </text:span><text:span text:style-name="T4">My guilt, O Father, You have laid</text:span><text:span text:style-name="T4"><text:line-break/></text:span><text:span text:style-name="T4">On Christ, Your Son, my Savior.</text:span><text:span text:style-name="T4"><text:line-break/></text:span><text:span text:style-name="T4">Lord Jesus, You my debt have paid</text:span><text:span text:style-name="T4"><text:line-break/></text:span><text:span text:style-name="T4">And gained for me God’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5" draw:text-style-name="P13" draw:layer="layout" svg:width="24.638cm" svg:height="9.837cm" svg:x="1.687cm" svg:y="0.831cm">
          <draw:text-box>
            <text:p text:style-name="P11"><text:span text:style-name="T4">O Holy Spirit, Fount of grace,</text:span><text:span text:style-name="T4"><text:line-break/></text:span><text:span text:style-name="T4">The good in me to You I trace;</text:span><text:span text:style-name="T4"><text:line-break/></text:span><text:span text:style-name="T4">In faith and hope preserve me.</text:span></text:p>
            <text:p text:style-name="P12"><text:span text:style-name="T5"><text:line-break/></text:span><text:span text:style-name="T5"/></text:p>
            <text:p text:style-name="P12"><text:span text:style-name="T6"/></text:p>
            <text:p text:style-name="P12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2:33:58.660000000</meta:creation-date>
    <dc:title>Hymn template</dc:title>
    <meta:editing-duration>PT11M7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23T17:00:36.955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0-24T22:33:58.332000000"/>
  </office:meta>
</office:document-meta>
</file>